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5b66"/>
    </style:style>
    <style:style style:name="P2" style:family="paragraph" style:parent-style-name="Standard">
      <style:text-properties officeooo:paragraph-rsid="0011fafe"/>
    </style:style>
    <style:style style:name="P3" style:family="paragraph" style:parent-style-name="Standard">
      <style:text-properties fo:font-weight="bold" officeooo:rsid="00105b66" officeooo:paragraph-rsid="00105b66" style:font-weight-asian="bold" style:font-weight-complex="bold"/>
    </style:style>
    <style:style style:name="P4" style:family="paragraph" style:parent-style-name="Standard">
      <style:text-properties fo:font-weight="bold" officeooo:paragraph-rsid="00105b66" style:font-weight-asian="bold" style:font-weight-complex="bold"/>
    </style:style>
    <style:style style:name="P5" style:family="paragraph" style:parent-style-name="Standard">
      <style:text-properties officeooo:rsid="0011fafe" officeooo:paragraph-rsid="0011fafe"/>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text-properties officeooo:rsid="0011fafe" officeooo:paragraph-rsid="0011fafe"/>
    </style:style>
    <style:style style:name="T1" style:family="text">
      <style:text-properties officeooo:rsid="00105b66"/>
    </style:style>
    <style:style style:name="T2" style:family="text">
      <style:text-properties officeooo:rsid="0011fafe"/>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1fafe" style:font-size-asian="12pt" style:font-weight-asian="normal" style:font-size-complex="12pt" style:font-weight-complex="normal"/>
    </style:style>
    <style:style style:name="T6" style:family="text">
      <style:text-properties fo:font-size="9pt" style:font-size-asian="9pt" style:font-size-complex="9pt"/>
    </style:style>
    <style:style style:name="T7" style:family="text">
      <style:text-properties fo:font-weight="normal" style:font-weight-asian="normal" style:font-weight-complex="normal"/>
    </style:style>
    <style:style style:name="T8" style:family="text">
      <style:text-properties fo:font-weight="normal" officeooo:rsid="0011fafe"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1fafe" style:font-weight-asian="bold" style:font-weight-complex="bold"/>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1) How long is ipV6 header?</text:p>
      <text:p text:style-name="P1"><text:span text:style-name="T1">→ </text:span>An IPv6 basic header is fixed as 40 bytes long and has eight fields. <text:span text:style-name="T1">Unlike ipV4 where there is 20-60 bytes variable header length, ipV6 has fixed length of 40 bytes.</text:span></text:p>
      <text:p text:style-name="P1"/>
      <text:p text:style-name="P1"/>
      <text:p text:style-name="P4"/>
      <text:p text:style-name="P3">Q2) What are the difference between ip<text:span text:style-name="T2">V6 and ipV4 header?</text:span></text:p>
      <text:p text:style-name="P2"><text:span text:style-name="T1">→ </text:span><text:span text:style-name="T2">Major differences :-</text:span></text:p>
      <text:p text:style-name="P2"><text:span text:style-name="Strong_20_Emphasis"><text:s text:c="7"/></text:span><text:span text:style-name="Strong_20_Emphasis"><text:span text:style-name="T6"><text:s/></text:span></text:span><text:span text:style-name="Strong_20_Emphasis"><text:span text:style-name="T5">1. </text:span></text:span><text:span text:style-name="Strong_20_Emphasis"><text:span text:style-name="T4">Address Length</text:span></text:span><text:span text:style-name="T3">:</text:span></text:p>
      <text:list text:style-name="L1">
        <text:list-item>
          <text:list>
            <text:list-item>
              <text:p text:style-name="P7"><text:span text:style-name="Strong_20_Emphasis"><text:span text:style-name="T4">IPv4</text:span></text:span><text:span text:style-name="T4">: 32 bits (4 bytes), allowing for approximately 4.3 billion unique addresses.</text:span></text:p>
            </text:list-item>
            <text:list-item>
              <text:p text:style-name="P7"><text:span text:style-name="Strong_20_Emphasis"><text:span text:style-name="T4">IPv6</text:span></text:span><text:span text:style-name="T3">: 128 bits (16 bytes), allowing for approximately 3.4 x 10^38 unique addresses.</text:span></text:p>
            </text:list-item>
          </text:list>
        </text:list-item>
        <text:list-item>
          <text:p text:style-name="P6"><text:span text:style-name="Strong_20_Emphasis"><text:span text:style-name="T4">Header Size</text:span></text:span><text:span text:style-name="T4">:</text:span></text:p>
          <text:list>
            <text:list-item>
              <text:p text:style-name="P7"><text:span text:style-name="Strong_20_Emphasis"><text:span text:style-name="T4">IPv4</text:span></text:span><text:span text:style-name="T4">: Variable, typically 20 bytes without options.</text:span></text:p>
            </text:list-item>
            <text:list-item>
              <text:p text:style-name="P7"><text:span text:style-name="Strong_20_Emphasis"><text:span text:style-name="T4">IPv6</text:span></text:span><text:span text:style-name="T4">: Fixed, 40 bytes.</text:span></text:p>
            </text:list-item>
          </text:list>
        </text:list-item>
        <text:list-item>
          <text:p text:style-name="P6"><text:span text:style-name="Strong_20_Emphasis"><text:span text:style-name="T4">Header Complexity</text:span></text:span><text:span text:style-name="T4">:</text:span></text:p>
          <text:list>
            <text:list-item>
              <text:p text:style-name="P7"><text:span text:style-name="Strong_20_Emphasis"><text:span text:style-name="T4">IPv4</text:span></text:span><text:span text:style-name="T4">: Contains fields for fragmentation, header checksum, and options.</text:span></text:p>
            </text:list-item>
            <text:list-item>
              <text:p text:style-name="P7"><text:span text:style-name="Strong_20_Emphasis"><text:span text:style-name="T4">IPv6</text:span></text:span><text:span text:style-name="T4">: Simplified with fewer fields, no header checksum, and no fragmentation fields (handled by extension headers).</text:span></text:p>
            </text:list-item>
          </text:list>
        </text:list-item>
        <text:list-item>
          <text:p text:style-name="P6"><text:span text:style-name="Strong_20_Emphasis"><text:span text:style-name="T4">Fragmentation</text:span></text:span><text:span text:style-name="T4">:</text:span></text:p>
          <text:list>
            <text:list-item>
              <text:p text:style-name="P7"><text:span text:style-name="Strong_20_Emphasis"><text:span text:style-name="T4">IPv4</text:span></text:span><text:span text:style-name="T4">: Supports fragmentation and reassembly by routers.</text:span></text:p>
            </text:list-item>
            <text:list-item>
              <text:p text:style-name="P7"><text:span text:style-name="Strong_20_Emphasis"><text:span text:style-name="T4">IPv6</text:span></text:span><text:span text:style-name="T4">: Fragmentation is only handled by the source, not by routers along the path.</text:span></text:p>
            </text:list-item>
          </text:list>
        </text:list-item>
        <text:list-item>
          <text:p text:style-name="P6"><text:span text:style-name="Strong_20_Emphasis"><text:span text:style-name="T4">Checksum</text:span></text:span><text:span text:style-name="T4">:</text:span></text:p>
          <text:list>
            <text:list-item>
              <text:p text:style-name="P7"><text:span text:style-name="Strong_20_Emphasis"><text:span text:style-name="T4">IPv4</text:span></text:span><text:span text:style-name="T4">: Includes a header checksum for error-checking.</text:span></text:p>
            </text:list-item>
            <text:list-item>
              <text:p text:style-name="P7"><text:span text:style-name="Strong_20_Emphasis"><text:span text:style-name="T4">IPv6</text:span></text:span><text:span text:style-name="T4">: No header checksum (error-checking is assumed to be handled by upper-layer protocols like TCP and UDP).</text:span></text:p>
            </text:list-item>
          </text:list>
        </text:list-item>
        <text:list-item>
          <text:p text:style-name="P6"><text:span text:style-name="Strong_20_Emphasis"><text:span text:style-name="T4">Options</text:span></text:span><text:span text:style-name="T4">:</text:span></text:p>
          <text:list>
            <text:list-item>
              <text:p text:style-name="P7"><text:span text:style-name="Strong_20_Emphasis"><text:span text:style-name="T4">IPv4</text:span></text:span><text:span text:style-name="T4">: Includes optional fields that can increase header size.</text:span></text:p>
            </text:list-item>
            <text:list-item>
              <text:p text:style-name="P7"><text:span text:style-name="Strong_20_Emphasis"><text:span text:style-name="T4">IPv6</text:span></text:span><text:span text:style-name="T4">: Uses extension headers instead of options, allowing for more efficient processing.</text:span></text:p>
            </text:list-item>
          </text:list>
        </text:list-item>
        <text:list-item>
          <text:p text:style-name="P6"><text:span text:style-name="Strong_20_Emphasis"><text:span text:style-name="T4">Quality of Service (QoS)</text:span></text:span><text:span text:style-name="T4">:</text:span></text:p>
          <text:list>
            <text:list-item>
              <text:p text:style-name="P7"><text:span text:style-name="Strong_20_Emphasis"><text:span text:style-name="T4">IPv4</text:span></text:span><text:span text:style-name="T4">: Uses the Type of Service (ToS) field, </text:span><text:span text:style-name="T5">also known as DSCP and ENC</text:span><text:span text:style-name="T4">.</text:span></text:p>
            </text:list-item>
            <text:list-item>
              <text:p text:style-name="P6"><text:span text:style-name="Strong_20_Emphasis"><text:span text:style-name="T4">IPv6</text:span></text:span><text:span text:style-name="T4">: Uses the</text:span><text:span text:style-name="T3"> Traffic Class field, with additional support from the Flow Label field.</text:span></text:p>
            </text:list-item>
          </text:list>
        </text:list-item>
      </text:list>
      <text:p text:style-name="Text_20_body"/>
      <text:p text:style-name="P5">Q3) What is the purpose of each header field in the ipV6?</text:p>
      <text:p text:style-name="P5">→ The purpose of each field are:-</text:p>
      <text:p text:style-name="P15"><text:span text:style-name="Strong_20_Emphasis"><text:s text:c="6"/></text:span><text:span text:style-name="Strong_20_Emphasis"><text:span text:style-name="T7"><text:s/></text:span></text:span><text:span text:style-name="Strong_20_Emphasis"><text:span text:style-name="T11">.</text:span></text:span><text:span text:style-name="Strong_20_Emphasis"><text:span text:style-name="T7"> <text:tab/>Version (4 bits)</text:span></text:span><text:span text:style-name="T7">: Indicates the version of the Internet Protocol being used. For IPv6, this value <text:tab/>is always set to 6 (0110).</text:span></text:p>
      <text:list text:style-name="L3">
        <text:list-item>
          <text:p text:style-name="P8"><text:span text:style-name="Strong_20_Emphasis"><text:span text:style-name="T7">Traffic Class (8 bits)</text:span></text:span><text:span text:style-name="T7">: Similar to the Type of Service (ToS) in IPv4 </text:span><text:span text:style-name="T8">i.e. DSCP and ENC</text:span><text:span text:style-name="T7">, it is used to identify and distinguish between different classes or priorities of IPv6 packets, aiding in Quality of Service (QoS) management. It facilitates differentiated services and QoS by indicating the priority and handling requirements of the packet.</text:span></text:p>
        </text:list-item>
      </text:list>
      <text:list text:style-name="L4">
        <text:list-item>
          <text:p text:style-name="P9"><text:soft-page-break/><text:span text:style-name="Strong_20_Emphasis"><text:span text:style-name="T7">Flow Label (20 bits)</text:span></text:span><text:span text:style-name="T7">: Used to identify packets requiring special handling by routers. </text:span></text:p>
        </text:list-item>
      </text:list>
      <text:list text:style-name="L5">
        <text:list-item>
          <text:p text:style-name="P10"><text:span text:style-name="Strong_20_Emphasis"><text:span text:style-name="T7">Payload Length (16 bits)</text:span></text:span><text:span text:style-name="T7">: Indicates the length of the payload (i.e., the data) following the IPv6 header, measured in octets (bytes). It does not include the length of the IPv6 header itself, which is fixed at 40 bytes. It specifies the size of the data being transported, which helps in efficient allocation and processing of the packet by the receiving node.</text:span></text:p>
        </text:list-item>
      </text:list>
      <text:list text:style-name="L6">
        <text:list-item>
          <text:p text:style-name="P11"><text:span text:style-name="Strong_20_Emphasis"><text:span text:style-name="T7">Next Header (8 bits)</text:span></text:span><text:span text:style-name="T7">: Identifies the type of header immediately following the IPv6 header. It can point to an upper-layer protocol (like TCP or UDP) or an extension header (like Routing or Fragmentation headers). This field's functionality is similar to the Protocol field in IPv4. </text:span></text:p>
        </text:list-item>
      </text:list>
      <text:list text:style-name="L7">
        <text:list-item>
          <text:p text:style-name="P12"><text:span text:style-name="Strong_20_Emphasis"><text:span text:style-name="T7">Hop Limit (8 bits)</text:span></text:span><text:span text:style-name="T7">: Specifies the maximum number of hops (routers) a packet can pass through before being discarded. Each router that forwards the packet decrements this value by one. If the Hop Limit reaches zero, the packet is discarded. </text:span></text:p>
        </text:list-item>
      </text:list>
      <text:list text:style-name="L8">
        <text:list-item>
          <text:p text:style-name="P13"><text:span text:style-name="Strong_20_Emphasis"><text:span text:style-name="T7">Source Address (128 bits)</text:span></text:span><text:span text:style-name="T7">: The IPv6 address of the originating node. It identifies the sender, which is essential for responses and routing the packet back if needed.</text:span></text:p>
        </text:list-item>
      </text:list>
      <text:list text:style-name="L9">
        <text:list-item>
          <text:p text:style-name="P14"><text:span text:style-name="Strong_20_Emphasis"><text:span text:style-name="T7">Destination Address (128 bits)</text:span></text:span><text:span text:style-name="T7">: The IPv6 address of the intended recipient node. It identifies the receiver, ensuring the packet reaches the correct destination.</text:span></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09:09:27.793000000</meta:creation-date>
    <dc:date>2024-07-02T09:25:23.947000000</dc:date>
    <meta:editing-duration>PT15M56S</meta:editing-duration>
    <meta:editing-cycles>2</meta:editing-cycles>
    <meta:generator>LibreOffice/7.6.4.1$Windows_X86_64 LibreOffice_project/e19e193f88cd6c0525a17fb7a176ed8e6a3e2aa1</meta:generator>
    <meta:document-statistic meta:table-count="0" meta:image-count="0" meta:object-count="0" meta:page-count="2" meta:paragraph-count="35" meta:word-count="554" meta:character-count="3310" meta:non-whitespace-character-count="2798"/>
  </office:meta>
</office:document-meta>
</file>